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2000001B4E6576B1CAE5C74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2cm" svg:stroke-color="#0099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9900" fo:font-size="12pt" fo:font-weight="bold" fo:background-color="transparen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="none" draw:fill-color="#ffffff"/>
      <style:paragraph-properties fo:text-align="center"/>
      <style:text-properties fo:color="#009900" fo:font-size="14pt" fo:font-weight="bold" fo:background-color="transparen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9900" fo:font-size="12pt" fo:font-weight="bold" fo:background-color="transparent" style:font-size-asian="18pt" style:font-size-complex="18pt"/>
    </style:style>
    <style:style style:name="T2" style:family="text">
      <style:text-properties fo:color="#009900" fo:font-size="14pt" fo:font-weight="bold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493cm" svg:height="2.147cm" svg:x="12.303cm" svg:y="16.333cm">
          <draw:text-box>
            <text:p text:style-name="P1"><text:span text:style-name="T1">Embedded debugger</text:span></text:p>
            <text:p text:style-name="P1"><text:span text:style-name="T1">+</text:span></text:p>
            <text:p text:style-name="P1"><text:span text:style-name="T1">Virtual Com port interface on USB</text:span></text:p>
          </draw:text-box>
        </draw:frame>
        <draw:frame draw:style-name="gr2" draw:text-style-name="P2" draw:layer="layout" svg:width="3.556cm" svg:height="0.762cm" svg:x="3.921cm" svg:y="16.521cm">
          <draw:text-box>
            <text:p text:style-name="P1"><text:span text:style-name="T1">STM32F091RC</text:span></text:p>
          </draw:text-box>
        </draw:frame>
        <draw:frame draw:style-name="gr3" draw:text-style-name="P4" draw:layer="layout" svg:width="6.223cm" svg:height="0.864cm" svg:x="1cm" svg:y="3.159cm">
          <draw:text-box>
            <text:p text:style-name="P3"><text:span text:style-name="T2">STM32 Nucleo-</text:span><text:span text:style-name="T2">F091RC</text:span></text:p>
          </draw:text-box>
        </draw:frame>
        <draw:frame draw:style-name="gr4" draw:text-style-name="P1" draw:layer="layout" svg:width="18.999cm" svg:height="10.985cm" svg:x="1.001cm" svg:y="4.302cm">
          <draw:image xlink:href="Pictures/10000000000002F2000001B4E6576B1CAE5C745B.png" xlink:type="simple" xlink:show="embed" xlink:actuate="onLoad">
            <text:p/>
          </draw:image>
        </draw:frame>
        <draw:line draw:style-name="gr5" draw:text-style-name="P5" draw:layer="layout" svg:x1="13.065cm" svg:y1="11.16cm" svg:x2="16.113cm" svg:y2="15.986cm">
          <text:p/>
        </draw:line>
        <draw:line draw:style-name="gr5" draw:text-style-name="P5" draw:layer="layout" svg:x1="5.318cm" svg:y1="9.509cm" svg:x2="5.699cm" svg:y2="16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1T16:06:46.010363560</meta:creation-date>
    <dc:date>2017-12-31T16:31:56.439602714</dc:date>
    <meta:editing-duration>PT10M51S</meta:editing-duration>
    <meta:editing-cycles>4</meta:editing-cycles>
    <meta:generator>LibreOffice/5.1.6.2$Linux_X86_64 LibreOffice_project/10m0$Build-2</meta:generator>
    <meta:document-statistic meta:object-count="6"/>
  </office:meta>
</office:document-meta>
</file>